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500000048D7016C18F2DC70DA.png" manifest:media-type="image/png"/>
  <manifest:file-entry manifest:full-path="Pictures/10000201000000DA0000005794708387DDE45FF5.png" manifest:media-type="image/png"/>
  <manifest:file-entry manifest:full-path="Pictures/10000201000000520000006B3471265D323B8703.png" manifest:media-type="image/png"/>
  <manifest:file-entry manifest:full-path="Pictures/1000020100000272000000FD21C271F84557C91F.png" manifest:media-type="image/png"/>
  <manifest:file-entry manifest:full-path="Pictures/10000201000000D200000066C4E7B3E41394191B.png" manifest:media-type="image/png"/>
  <manifest:file-entry manifest:full-path="Pictures/100002010000007200000046A8C875E6D86EBDDD.png" manifest:media-type="image/png"/>
  <manifest:file-entry manifest:full-path="Pictures/100002010000008300000047488695F9702148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4" style:family="graphic" style:parent-style-name="standard">
      <style:graphic-properties draw:stroke="dash" draw:stroke-dash="Dashed_20__28_var_29_" svg:stroke-width="0.018cm" svg:stroke-color="#808080" draw:marker-start-width="0.227cm" draw:marker-end-width="0.227cm" draw:fill="none" draw:textarea-horizontal-align="justify" draw:textarea-vertical-align="middle" draw:auto-grow-height="false" fo:min-height="0.583cm" fo:min-width="1.912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808080" draw:marker-start-width="0.227cm" draw:marker-end-width="0.227cm" draw:fill="none" draw:textarea-horizontal-align="justify" draw:textarea-vertical-align="middle" draw:auto-grow-height="false" fo:min-height="0.583cm" fo:min-width="0.961cm" fo:padding-top="0.009cm" fo:padding-bottom="0.009cm" fo:padding-left="0.009cm" fo:padding-right="0.009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fo:color="#000000" style:font-name="Liberation Serif" fo:font-size="6pt" fo:font-weight="bold" style:font-size-asian="10pt" style:font-name-complex="DejaVuSans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font-name="Liberation Serif" fo:font-size="8pt" fo:font-weight="normal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0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0.886cm" svg:x2="4.592cm" svg:y2="0.886cm">
          <text:p/>
        </draw:line>
        <draw:line draw:style-name="gr3" draw:text-style-name="P2" draw:layer="layout" svg:x1="3.376cm" svg:y1="1.013cm" svg:x2="3.63cm" svg:y2="0.759cm">
          <text:p/>
        </draw:line>
        <draw:frame draw:style-name="gr4" draw:text-style-name="P4" draw:layer="layout" svg:width="0.51cm" svg:height="0.284cm" svg:x="3.417cm" svg:y="0.475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625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25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25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1.986cm" svg:x2="4.592cm" svg:y2="1.986cm">
          <text:p/>
        </draw:line>
        <draw:line draw:style-name="gr3" draw:text-style-name="P2" draw:layer="layout" svg:x1="3.376cm" svg:y1="2.113cm" svg:x2="3.63cm" svg:y2="1.859cm">
          <text:p/>
        </draw:line>
        <draw:line draw:style-name="gr2" draw:text-style-name="P2" draw:layer="layout" svg:x1="6.665cm" svg:y1="1.464cm" svg:x2="8.062cm" svg:y2="1.464cm">
          <text:p/>
        </draw:line>
        <draw:line draw:style-name="gr3" draw:text-style-name="P2" draw:layer="layout" svg:x1="6.846cm" svg:y1="1.591cm" svg:x2="7.1cm" svg:y2="1.337cm">
          <text:p/>
        </draw:line>
        <draw:frame draw:style-name="gr8" draw:text-style-name="P9" draw:layer="layout" svg:width="0.84cm" svg:height="0.33cm" svg:x="6.735cm" svg:y="1.631cm">
          <draw:text-box>
            <text:p text:style-name="P3"><text:span text:style-name="T3">IEEE </text:span><text:span text:style-name="T3">754</text:span></text:p>
          </draw:text-box>
        </draw:frame>
        <draw:frame draw:style-name="gr4" draw:text-style-name="P4" draw:layer="layout" svg:width="0.51cm" svg:height="0.284cm" svg:x="6.887cm" svg:y="1.053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57cm" svg:height="0.627cm" svg:x="3.265cm" svg:y="2.153cm">
          <draw:text-box>
            <text:p text:style-name="P3"><text:span text:style-name="T4">K</text:span><text:span text:style-name="T4">no</text:span><text:span text:style-name="T4">b</text:span></text:p>
          </draw:text-box>
        </draw:frame>
        <draw:frame draw:style-name="gr10" draw:text-style-name="P2" draw:layer="layout" svg:width="1.905cm" svg:height="0.77cm" svg:x="4.693cm" svg:y="1.077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2" draw:layer="layout" svg:width="0.763cm" svg:height="0.304cm" svg:x="8.099cm" svg:y="1.303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0.541cm" svg:y="1.725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1.725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6cm" svg:y="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3.879cm" svg:x2="4.592cm" svg:y2="3.879cm">
          <text:p/>
        </draw:line>
        <draw:line draw:style-name="gr3" draw:text-style-name="P2" draw:layer="layout" svg:x1="3.376cm" svg:y1="4.006cm" svg:x2="3.63cm" svg:y2="3.752cm">
          <text:p/>
        </draw:line>
        <draw:frame draw:style-name="gr8" draw:text-style-name="P9" draw:layer="layout" svg:width="0.84cm" svg:height="0.33cm" svg:x="3.265cm" svg:y="4.046cm">
          <draw:text-box>
            <text:p text:style-name="P3"><text:span text:style-name="T3">IEEE </text:span><text:span text:style-name="T3">754</text:span></text:p>
          </draw:text-box>
        </draw:frame>
        <draw:frame draw:style-name="gr4" draw:text-style-name="P4" draw:layer="layout" svg:width="0.51cm" svg:height="0.284cm" svg:x="3.417cm" svg:y="3.468cm">
          <draw:text-box>
            <text:p text:style-name="P3"><text:span text:style-name="T1">32-</text:span><text:span text:style-name="T1">bit</text:span></text:p>
          </draw:text-box>
        </draw:frame>
        <draw:custom-shape draw:style-name="gr5" draw:text-style-name="P6" draw:layer="layout" svg:width="0.508cm" svg:height="0.508cm" svg:x="0.033cm" svg:y="3.6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6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6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4.979cm" svg:x2="4.592cm" svg:y2="4.979cm">
          <text:p/>
        </draw:line>
        <draw:line draw:style-name="gr3" draw:text-style-name="P2" draw:layer="layout" svg:x1="3.376cm" svg:y1="5.106cm" svg:x2="3.63cm" svg:y2="4.852cm">
          <text:p/>
        </draw:line>
        <draw:line draw:style-name="gr2" draw:text-style-name="P2" draw:layer="layout" svg:x1="6.665cm" svg:y1="4.457cm" svg:x2="8.062cm" svg:y2="4.457cm">
          <text:p/>
        </draw:line>
        <draw:line draw:style-name="gr3" draw:text-style-name="P2" draw:layer="layout" svg:x1="6.846cm" svg:y1="4.584cm" svg:x2="7.1cm" svg:y2="4.33cm">
          <text:p/>
        </draw:line>
        <draw:frame draw:style-name="gr8" draw:text-style-name="P9" draw:layer="layout" svg:width="0.84cm" svg:height="0.33cm" svg:x="6.735cm" svg:y="4.62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046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57cm" svg:height="0.627cm" svg:x="3.265cm" svg:y="5.146cm">
          <draw:text-box>
            <text:p text:style-name="P3"><text:span text:style-name="T4">Knob</text:span></text:p>
          </draw:text-box>
        </draw:frame>
        <draw:frame draw:style-name="gr10" draw:text-style-name="P2" draw:layer="layout" svg:width="1.905cm" svg:height="0.77cm" svg:x="4.693cm" svg:y="4.07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2" draw:layer="layout" svg:width="0.763cm" svg:height="0.304cm" svg:x="8.099cm" svg:y="4.296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1.491cm" svg:y="4.71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0.239cm" svg:height="0.314cm" svg:x="0.032cm" svg:y="3.024cm">
          <draw:text-box>
            <text:p><text:span text:style-name="T5">b</text:span><text:span text:style-name="T5">)</text:span></text:p>
          </draw:text-box>
        </draw:frame>
        <draw:frame draw:style-name="gr12" draw:text-style-name="P12" draw:layer="layout" svg:width="2.542cm" svg:height="0.314cm" svg:x="4.369cm" svg:y="2.599cm">
          <draw:text-box>
            <text:p text:style-name="P3"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 </text:span><text:span text:style-name="T6">f</text:span><text:span text:style-name="T6">l</text:span><text:span text:style-name="T6">o</text:span><text:span text:style-name="T6">a</text:span><text:span text:style-name="T6">ti</text:span><text:span text:style-name="T6">n</text:span><text:span text:style-name="T6">g</text:span><text:span text:style-name="T6">-</text:span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13" draw:text-style-name="P12" draw:layer="layout" svg:width="1.416cm" svg:height="0.314cm" svg:x="4.907cm" svg:y="5.595cm">
          <draw:text-box>
            <text:p text:style-name="P3"><text:span text:style-name="T6">Lo</text:span><text:span text:style-name="T6">gari</text:span><text:span text:style-name="T6">thm</text:span><text:span text:style-name="T6">ic</text:span></text:p>
          </draw:text-box>
        </draw:frame>
        <draw:frame draw:style-name="gr8" draw:text-style-name="P9" draw:layer="layout" svg:width="0.84cm" svg:height="0.33cm" svg:x="3.265cm" svg:y="1.067cm">
          <draw:text-box>
            <text:p text:style-name="P3"><text:span text:style-name="T3">IEEE 754</text:span></text:p>
          </draw:text-box>
        </draw:frame>
        <draw:frame draw:style-name="gr11" draw:text-style-name="P11" draw:layer="layout" svg:width="0.239cm" svg:height="0.314cm" svg:x="0.033cm" svg:y="-0.034cm">
          <draw:text-box>
            <text:p><text:span text:style-name="T5">a)</text:span></text:p>
          </draw:text-box>
        </draw:frame>
        <draw:frame draw:style-name="gr10" draw:text-style-name="P2" draw:layer="layout" svg:width="0.243cm" svg:height="0.317cm" svg:x="2.537cm" svg:y="0.728cm">
          <draw:image xlink:href="Pictures/10000201000000520000006B3471265D323B8703.png" xlink:type="simple" xlink:show="embed" xlink:actuate="onLoad">
            <text:p/>
          </draw:image>
        </draw:frame>
        <draw:frame draw:style-name="gr10" draw:text-style-name="P2" draw:layer="layout" svg:width="0.243cm" svg:height="0.317cm" svg:x="2.538cm" svg:y="3.729cm">
          <draw:image xlink:href="Pictures/10000201000000520000006B3471265D323B8703.png" xlink:type="simple" xlink:show="embed" xlink:actuate="onLoad">
            <text:p/>
          </draw:image>
        </draw:frame>
        <draw:frame draw:style-name="gr10" draw:text-style-name="P2" draw:layer="layout" svg:width="0.644cm" svg:height="0.313cm" svg:x="2.482cm" svg:y="1.841cm">
          <draw:image xlink:href="Pictures/10000201000000D200000066C4E7B3E41394191B.png" xlink:type="simple" xlink:show="embed" xlink:actuate="onLoad">
            <text:p/>
          </draw:image>
        </draw:frame>
        <draw:frame draw:style-name="gr10" draw:text-style-name="P2" draw:layer="layout" svg:width="0.644cm" svg:height="0.313cm" svg:x="2.486cm" svg:y="4.833cm">
          <draw:image xlink:href="Pictures/10000201000000D200000066C4E7B3E41394191B.png" xlink:type="simple" xlink:show="embed" xlink:actuate="onLoad">
            <text:p/>
          </draw:image>
        </draw:frame>
        <draw:frame draw:style-name="gr10" draw:text-style-name="P2" draw:layer="layout" svg:width="0.345cm" svg:height="0.212cm" svg:x="0.798cm" svg:y="1.995cm">
          <draw:image xlink:href="Pictures/100002010000007200000046A8C875E6D86EBDDD.png" xlink:type="simple" xlink:show="embed" xlink:actuate="onLoad">
            <text:p/>
          </draw:image>
        </draw:frame>
        <draw:frame draw:style-name="gr10" draw:text-style-name="P2" draw:layer="layout" svg:width="0.394cm" svg:height="0.214cm" svg:x="1.695cm" svg:y="1.992cm">
          <draw:image xlink:href="Pictures/100002010000008300000047488695F970214845.png" xlink:type="simple" xlink:show="embed" xlink:actuate="onLoad">
            <text:p/>
          </draw:image>
        </draw:frame>
        <draw:frame draw:style-name="gr10" draw:text-style-name="P2" draw:layer="layout" svg:width="0.345cm" svg:height="0.212cm" svg:x="1.749cm" svg:y="4.986cm">
          <draw:image xlink:href="Pictures/100002010000007200000046A8C875E6D86EBDDD.png" xlink:type="simple" xlink:show="embed" xlink:actuate="onLoad">
            <text:p/>
          </draw:image>
        </draw:frame>
        <draw:frame draw:style-name="gr10" draw:text-style-name="P2" draw:layer="layout" svg:width="0.456cm" svg:height="0.247cm" svg:x="3.49cm" svg:y="1.605cm">
          <draw:image xlink:href="Pictures/100002010000008500000048D7016C18F2DC70DA.png" xlink:type="simple" xlink:show="embed" xlink:actuate="onLoad">
            <text:p/>
          </draw:image>
        </draw:frame>
        <draw:frame draw:style-name="gr10" draw:text-style-name="P2" draw:layer="layout" svg:width="0.456cm" svg:height="0.247cm" svg:x="3.49cm" svg:y="4.606cm">
          <draw:image xlink:href="Pictures/100002010000008500000048D7016C18F2DC70DA.png" xlink:type="simple" xlink:show="embed" xlink:actuate="onLoad">
            <text:p/>
          </draw:image>
        </draw:frame>
        <draw:custom-shape draw:style-name="gr14" draw:text-style-name="P2" draw:layer="layout" svg:width="1.93cm" svg:height="0.601cm" svg:x="0.498cm" svg:y="1.6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79cm" svg:height="0.601cm" svg:x="1.448cm" svg:y="4.6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9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2-05T23:17:25.405421704</dc:date>
    <meta:editing-duration>PT19H56M30S</meta:editing-duration>
    <meta:editing-cycles>29</meta:editing-cycles>
    <meta:document-statistic meta:object-count="52"/>
  </office:meta>
</office:document-meta>
</file>